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5.9181in" fo:margin-left="-0.075in" style:page-number="auto" table:align="left" style:writing-mode="rl-tb"/>
    </style:style>
    <style:style style:name="Table1.A" style:family="table-column">
      <style:table-column-properties style:column-width="0.5924in"/>
    </style:style>
    <style:style style:name="Table1.B" style:family="table-column">
      <style:table-column-properties style:column-width="1.2493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F" style:family="table-column">
      <style:table-column-properties style:column-width="0.9882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" style:family="table">
      <style:table-properties style:width="5.9181in" fo:margin-left="-0.075in" table:align="left" style:writing-mode="rl-tb"/>
    </style:style>
    <style:style style:name="Table2.A" style:family="table-column">
      <style:table-column-properties style:column-width="1.1833in"/>
    </style:style>
    <style:style style:name="Table2.C" style:family="table-column">
      <style:table-column-properties style:column-width="1.1819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854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2.4" style:family="table-row">
      <style:table-row-properties style:min-row-height="0.0486in" style:keep-together="true" fo:keep-together="auto"/>
    </style:style>
    <style:style style:name="Table3" style:family="table">
      <style:table-properties style:width="5.9181in" fo:margin-left="-0.075in" table:align="left" style:writing-mode="rl-tb"/>
    </style:style>
    <style:style style:name="Table3.A" style:family="table-column">
      <style:table-column-properties style:column-width="5.9181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4" style:family="table">
      <style:table-properties style:width="5.9181in" fo:margin-left="-0.075in" table:align="lef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33in"/>
    </style:style>
    <style:style style:name="Table4.C" style:family="table-column">
      <style:table-column-properties style:column-width="1.5813in"/>
    </style:style>
    <style:style style:name="Table4.D" style:family="table-column">
      <style:table-column-properties style:column-width="0.7924in"/>
    </style:style>
    <style:style style:name="Table4.E" style:family="table-column">
      <style:table-column-properties style:column-width="1.5778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5" style:family="table">
      <style:table-properties style:width="5.9181in" fo:margin-left="-0.075in" table:align="left" style:writing-mode="rl-tb"/>
    </style:style>
    <style:style style:name="Table5.A" style:family="table-column">
      <style:table-column-properties style:column-width="5.9181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Table6" style:family="table">
      <style:table-properties style:width="2.5931in" table:align="center" style:writing-mode="rl-tb"/>
    </style:style>
    <style:style style:name="Table6.A" style:family="table-column">
      <style:table-column-properties style:column-width="2.593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0.0069in solid #00000a">
        <style:background-image/>
      </style:table-cell-properties>
    </style:style>
    <style:style style:name="P1" style:family="paragraph" style:parent-style-name="Standard">
      <style:text-properties style:font-name-complex="David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3" style:family="paragraph" style:parent-style-name="Standard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>
        <style:tab-stops>
          <style:tab-stop style:position="0.6744in"/>
        </style:tab-stops>
      </style:paragraph-properties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7" style:family="paragraph" style:parent-style-name="Standard">
      <style:text-properties fo:font-weight="bold" style:font-weight-asian="bold" style:font-name-complex="David" style:font-weight-complex="bold"/>
    </style:style>
    <style:style style:name="P8" style:family="paragraph" style:parent-style-name="Standard">
      <style:paragraph-properties>
        <style:tab-stops>
          <style:tab-stop style:position="0.6744in"/>
        </style:tab-stops>
      </style:paragraph-properties>
    </style:style>
    <style:style style:name="T1" style:family="text">
      <style:text-properties style:font-name-complex="David"/>
    </style:style>
    <style:style style:name="T2" style:family="text">
      <style:text-properties fo:font-size="10pt" style:font-size-asian="10pt" style:font-name-complex="David" style:font-size-complex="10pt"/>
    </style:style>
    <style:style style:name="T3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4" style:family="text">
      <style:text-properties fo:font-weight="bold" style:font-weight-asian="bold" style:font-name-complex="Davi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font-name="Tahoma" style:font-name-complex="Narkisi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1.1">
          <table:table-cell table:style-name="Table1.A1" office:value-type="string">
            <text:p text:style-name="Standard"><text:span text:style-name="T2">פרק</text:span></text:p>
            <text:p text:style-name="Standard"><text:span text:style-name="T4">500</text:span></text:p>
          </table:table-cell>
          <table:table-cell table:style-name="Table1.A1" office:value-type="string">
            <text:p text:style-name="Standard"><text:span text:style-name="T2">מס' הוראה</text:span></text:p>
            <text:p text:style-name="Standard"><text:span text:style-name="T4">503</text:span></text:p>
          </table:table-cell>
          <table:table-cell table:style-name="Table1.A1" office:value-type="string">
            <text:p text:style-name="Standard"><text:span text:style-name="T2">שם ההוראה</text:span></text:p>
            <text:p text:style-name="Standard"><text:span text:style-name="T4">הכנת תיק שטח</text:span></text:p>
          </table:table-cell>
          <table:table-cell table:style-name="Table1.A1" office:value-type="string">
            <text:p text:style-name="Standard"><text:span text:style-name="T2">תחולה</text:span></text:p>
            <text:p text:style-name="Standard"><text:span text:style-name="T4">דצמבר 93</text:span></text:p>
          </table:table-cell>
          <table:table-cell table:style-name="Table1.A1" office:value-type="string">
            <text:p text:style-name="Standard"><text:span text:style-name="T2">עדכון</text:span></text:p>
            <text:p text:style-name="Standard"><text:span text:style-name="T4">נובמבר</text:span></text:p>
            <text:p text:style-name="Standard"><text:span text:style-name="T4">2009</text:span></text:p>
          </table:table-cell>
          <table:table-cell table:style-name="Table1.A1" office:value-type="string">
            <text:p text:style-name="Standard"><text:span text:style-name="T2">עמוד 7</text:span></text:p>
            <text:p text:style-name="Standard"><text:span text:style-name="T4">מתוך 7</text:span></text:p>
          </table:table-cell>
        </table:table-row>
      </table:table>
      <text:p text:style-name="Standard"><text:tab/><text:tab/><text:tab/><text:tab/><text:tab/><text:tab/><text:tab/><text:tab/><text:tab/><text:tab/></text:p>
      <text:p text:style-name="Standard"><text:tab/><text:tab/><text:tab/><text:tab/><text:tab/><text:tab/><text:tab/><text:tab/><text:tab/><text:tab/> <text:s text:c="7"/><text:span text:style-name="T3">נספח ב'</text:span></text:p>
      <text:p text:style-name="P2"/>
      <text:p text:style-name="P5"><text:span text:style-name="T5">נתונים עיקריים לשלבים הראשונים לטיפול באירוע</text:span></text:p>
      <text:p text:style-name="Standard"><text:span text:style-name="T4">תיק <text:s/></text:span><text:span text:style-name="T6">: 11081</text:span></text:p>
      <text:p text:style-name="P6"/>
      <text:p text:style-name="Standard"><text:span text:style-name="T4">שם העסק/מבנה</text:span><text:span text:style-name="T3"> <text:s text:c="2"/></text:span><text:span text:style-name="T1"><text:s/>מכללה למנהל בניין תקשורת</text:span></text:p>
      <text:p text:style-name="P7"/>
      <text:p text:style-name="Standard"><text:span text:style-name="T4">כתובת</text:span><text:span text:style-name="T3"> </text:span><text:span text:style-name="T4"><text:s text:c="2"/></text:span><text:span text:style-name="T1">יצחק רבין 7</text:span></text:p>
      <text:p text:style-name="P7"/>
      <text:p text:style-name="Standard"><text:span text:style-name="T4">טלפון</text:span><text:span text:style-name="T1"> <text:s text:c="11"/>9634221 <text:s text:c="8"/></text:span></text:p>
      <text:p text:style-name="P7"/>
      <text:p text:style-name="Standard"><text:span text:style-name="T4">המפתחות נמצאים</text:span><text:span text:style-name="T1"> <text:s/>צוות האחזקה</text:span></text:p>
      <text:p text:style-name="P3"/>
      <text:p text:style-name="Standard"><text:span text:style-name="T4">מיקום מפסק זרם ראשי</text:span><text:span text:style-name="T1"> <text:s/>בפאנל כבאים בכניסה הראשית </text:span></text:p>
      <text:p text:style-name="P3"/>
      <text:p text:style-name="Standard"><text:span text:style-name="T4">גנרטור: </text:span><text:span text:style-name="T1">קיים- במרתף הבניין אודיטוריום </text:span><text:span text:style-name="T2">( משותף לבניין ספריה-תקשורת-אודיטוריום)</text:span></text:p>
      <text:p text:style-name="Standard"><text:span text:style-name="T4">מיקום ברזי כיבוי עיקריים "3</text:span><text:span text:style-name="T1"> <text:s/>בצד רחבת כיבוי הדר' מז' ובצד הצפ' למבנה</text:span></text:p>
      <text:p text:style-name="P3"/>
      <text:p text:style-name="P3"/>
      <text:p text:style-name="Standard"><text:span text:style-name="T4">בעלי תפקידים בעסק/מבנה</text:span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Standard"><text:span text:style-name="T7">שם העובד</text:span></text:p>
          </table:table-cell>
          <table:table-cell table:style-name="Table2.A1" office:value-type="string">
            <text:p text:style-name="Standard"><text:span text:style-name="T1">תפקיד</text:span></text:p>
          </table:table-cell>
          <table:table-cell table:style-name="Table2.A1" office:value-type="string">
            <text:p text:style-name="Standard"><text:span text:style-name="T1">טל' בבית</text:span></text:p>
          </table:table-cell>
          <table:table-cell table:style-name="Table2.A1" office:value-type="string">
            <text:p text:style-name="Standard"><text:span text:style-name="T1">נייד</text:span></text:p>
          </table:table-cell>
          <table:table-cell table:style-name="Table2.A1" office:value-type="string">
            <text:p text:style-name="Standard"><text:span text:style-name="T1">כתובת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">גלעד ליכטנשטיין</text:span></text:p>
          </table:table-cell>
          <table:table-cell table:style-name="Table2.A1" office:value-type="string">
            <text:p text:style-name="Standard"><text:span text:style-name="T1">סמנכ"ל תפעול</text:span></text:p>
          </table:table-cell>
          <table:table-cell table:style-name="Table2.A1" office:value-type="string">
            <text:p text:style-name="Standard"><text:span text:style-name="T1">0779625626</text:span></text:p>
          </table:table-cell>
          <table:table-cell table:style-name="Table2.A1" office:value-type="string">
            <text:p text:style-name="Standard"><text:span text:style-name="T1">054-5660076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Standard"><text:span text:style-name="T1">אלי לוי</text:span></text:p>
          </table:table-cell>
          <table:table-cell table:style-name="Table2.A1" office:value-type="string">
            <text:p text:style-name="Standard"><text:span text:style-name="T1">אחזקה</text:span></text:p>
          </table:table-cell>
          <table:table-cell table:style-name="Table2.A1" office:value-type="string">
            <text:p text:style-name="Standard"><text:span text:style-name="T1">077-4020147</text:span></text:p>
          </table:table-cell>
          <table:table-cell table:style-name="Table2.A1" office:value-type="string">
            <text:p text:style-name="Standard"><text:span text:style-name="T1">052-6568282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שלמה אברבאנל</text:span></text:p>
          </table:table-cell>
          <table:table-cell table:style-name="Table2.A1" office:value-type="string">
            <text:p text:style-name="Standard"><text:span text:style-name="T1">קב"ט</text:span></text:p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Standard"><text:span text:style-name="T1">052-6299964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Standard"><text:span text:style-name="T1">סמנטוב אבן שוע</text:span></text:p>
          </table:table-cell>
          <table:table-cell table:style-name="Table2.A1" office:value-type="string">
            <text:p text:style-name="Standard"><text:span text:style-name="T1">ס. מנהל אחזקה</text:span></text:p>
          </table:table-cell>
          <table:table-cell table:style-name="Table2.A1" office:value-type="string">
            <text:p text:style-name="Standard"><text:span text:style-name="T1">9013460</text:span></text:p>
          </table:table-cell>
          <table:table-cell table:style-name="Table2.A1" office:value-type="string">
            <text:p text:style-name="Standard"><text:span text:style-name="T1">052-6299965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4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1"/>
          </table:table-cell>
        </table:table-row>
      </table:table>
      <text:p text:style-name="P4"/>
      <text:p text:style-name="P8"><text:span text:style-name="T3"><text:tab/></text:span></text:p>
      <text:p text:style-name="Standard"><text:span text:style-name="T5">סיכונים עיקריים</text:span><text:span text:style-name="T3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Standard"><text:span text:style-name="T1">חדר טרפו בקומת מרתף, כנ"ל גם חדר חשמל ראשי בצד הדר'. אולפן טלויזיה עם ציוד חשמל </text:span></text:p>
          </table:table-cell>
        </table:table-row>
        <table:table-row table:style-name="Table3.1">
          <table:table-cell table:style-name="Table3.A1" office:value-type="string">
            <text:p text:style-name="Standard"><text:span text:style-name="T1">ופנסים גדולים בתקרה . חדר טרפו במרתף מפסק חשמל לבניין תקשורת ולאודיטוריום. </text:span>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"/>
          </table:table-cell>
        </table:table-row>
      </table:table>
      <text:p text:style-name="Standard"><text:span text:style-name="T1"><text:s text:c="525"/></text:span></text:p>
      <text:p text:style-name="Standard"><text:span text:style-name="T4">חומרים מסוכנים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שם החומר</text:span></text:p>
          </table:table-cell>
          <table:table-cell table:style-name="Table4.A1" office:value-type="string">
            <text:p text:style-name="P5"><text:span text:style-name="T1">מס' או"מ</text:span></text:p>
          </table:table-cell>
          <table:table-cell table:style-name="Table4.A1" office:value-type="string">
            <text:p text:style-name="P5"><text:span text:style-name="T1">מיקום</text:span></text:p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  <table:table-row table:style-name="Table4.1"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  <table:table-cell table:style-name="Table4.A1" office:value-type="string">
            <text:p text:style-name="P1"/>
          </table:table-cell>
        </table:table-row>
      </table:table>
      <text:p text:style-name="P3"/>
      <text:p text:style-name="P3"/>
      <text:p text:style-name="Standard"><text:span text:style-name="T4">נתונים חיוניים נוספים</text:span><text:span text:style-name="T3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Standard"><text:span text:style-name="T1">גישה לחזית מז' של המבנה דרך שער מס' 4 <text:s/>הנמצא בצד הצפ' מע' במתחם. ברזי הסנקה סמוך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לרחבת כיבוי אש בצד חזית המבנה, צד דר' מז' של הבניין. ובצד הצפ' למבנה. פנאל כבאים נמצא 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בכניסה ראשית, משמאל ללובי. פאנל פיקוד בכל אחד מהמבנים: אודיטוריום, ספריה, תקשורת <text:s/>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שולט ומשפיע על כל 3 המבנים ניתוק חשמל. ברז ראשי מים נצמא במרתף אודיטוריום , דרומית</text:span></text:p>
          </table:table-cell>
        </table:table-row>
        <table:table-row table:style-name="Table5.1">
          <table:table-cell table:style-name="Table5.A1" office:value-type="string">
            <text:p text:style-name="Standard"><text:span text:style-name="T1">לחדר גנרטור. יש גשר מעבר בקומה 2 מעבר בין אגף צפ' לדר'.</text:span><text:bookmark text:name="_GoBack"/></text:p>
          </table:table-cell>
        </table:table-row>
      </table:table>
      <text:p text:style-name="P3"/>
      <text:p text:style-name="P3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Standard"><text:span text:style-name="T3">הוראות נציב כבאות והצלה ומפקח כבאות ראשי</text:span></text:p>
            <text:p text:style-name="P3"><text:soft-page-break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arkisim" svg:font-family="Narkisim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en" style:country-asian="US" style:font-size-complex="10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end" style:justify-single-word="false" fo:orphans="2" fo:widows="2" style:writing-mode="rl-tb"/>
      <style:text-properties style:use-window-font-color="true" style:font-name="Arial1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envelope_20_address" style:display-name="envelope address" style:family="paragraph" style:parent-style-name="Standard" style:default-outline-level="">
      <style:paragraph-properties fo:margin="100%" fo:margin-left="2in" fo:margin-right="0in" fo:text-indent="0in" style:auto-text-indent="false"/>
      <style:text-properties style:font-name-complex="Narkisim" style:font-size-complex="16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אתי מנצור</meta:initial-creator>
    <dc:creator>מיכאל נפתלייב</dc:creator>
    <meta:editing-cycles>4</meta:editing-cycles>
    <meta:print-date>2012-01-05T12:00:00</meta:print-date>
    <meta:creation-date>2014-03-30T12:44:00</meta:creation-date>
    <dc:date>2014-03-30T17:45:00</dc:date>
    <meta:editing-duration>PT9S</meta:editing-duration>
    <meta:generator>OpenOffice/4.0.1$Win32 OpenOffice.org_project/401m5$Build-9714</meta:generator>
    <meta:document-statistic meta:table-count="6" meta:image-count="0" meta:object-count="0" meta:page-count="2" meta:paragraph-count="63" meta:word-count="288" meta:character-count="18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